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og.A1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8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8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8">Looked for articles/books on stage acting. Had difficulty. Will continue to search and ask Stephen for assistance.</text:p>
            <text:p text:style-name="P8"/>
            <text:p text:style-name="P8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8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8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8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8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8">Created “Main” Screen design</text:p>
            <text:p text:style-name="P8"/>
            <text:p text:style-name="P8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28/09/12</text:p>
          </table:table-cell>
          <table:table-cell table:style-name="Log.A2" office:value-type="string">
            <text:p text:style-name="P8">Partly created Options Screen and completed Home Screen.</text:p>
            <text:p text:style-name="P8"/>
            <text:p text:style-name="P8">To increase flexibility for user, I added a page select as well as act <text:s/>select. 1 page = 1 A4 sheet.</text:p>
          </table:table-cell>
          <table:table-cell table:style-name="Log.C2" office:value-type="string"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>29/09/12</text:p>
          </table:table-cell>
          <table:table-cell table:style-name="Log.A2" office:value-type="string">
            <text:p text:style-name="P8">Made progress on Options Screen. Page select now updates based on Act select. Configurations added as well with helpful popups to guide user.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ext:soft-page-break/>
        <table:table-row>
          <table:table-cell table:style-name="Log.A12" office:value-type="date" office:date-value="2012-09-30">
            <text:p text:style-name="P6">30/09/12</text:p>
          </table:table-cell>
          <table:table-cell table:style-name="Log.A2" office:value-type="string">
            <text:p text:style-name="P8">Stats Screen created with limited functionality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<text:span text:style-name="T1">WEEK 3 -</text:span> 02/10/12</text:p>
          </table:table-cell>
          <table:table-cell table:style-name="Log.A2" office:value-type="string">
            <text:p text:style-name="P8">Made some changes based on advice from meeting.</text:p>
            <text:p text:style-name="P8"/>
            <text:p text:style-name="P8">Also started development of Main Screen</text:p>
          </table:table-cell>
          <table:table-cell table:style-name="Log.C2" office:value-type="string">
            <text:p text:style-name="P6"/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6"/>
            <text:p text:style-name="P6">03/10/12</text:p>
          </table:table-cell>
          <table:table-cell table:style-name="Log.A2" office:value-type="string">
            <text:p text:style-name="P8">Project is ready for 1<text:span text:style-name="T2">st</text:span> group meeting (Main Screen implemented)</text:p>
            <text:p text:style-name="P8"/>
            <text:p text:style-name="P8">Presentation Slides nearly finished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><text:span text:style-name="T1">WEEK 4 - </text:span>08/10/12</text:p>
          </table:table-cell>
          <table:table-cell table:style-name="Log.A2" office:value-type="string">
            <text:p text:style-name="P8">Presentation finished and rough draft of Project Schedule completed</text:p>
          </table:table-cell>
          <table:table-cell table:style-name="Log.C2" office:value-type="string">
            <text:p text:style-name="P6">1 hour</text:p>
          </table:table-cell>
        </table:table-row>
        <table:table-row>
          <table:table-cell table:style-name="Log.A2" office:value-type="string">
            <text:p text:style-name="P5"/>
            <text:p text:style-name="P6"><text:span text:style-name="T1">WEEK 5</text:span> <text:span text:style-name="T1">–</text:span> 15/10/12</text:p>
          </table:table-cell>
          <table:table-cell table:style-name="Log.A2" office:value-type="string">
            <text:p text:style-name="P8">Work done for Database. We now extract character name and the line being delivered successfully</text:p>
          </table:table-cell>
          <table:table-cell table:style-name="Log.C2" office:value-type="string"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7"/>
            <text:p text:style-name="P7">18/10/12</text:p>
          </table:table-cell>
          <table:table-cell table:style-name="Log.A2" office:value-type="string">
            <text:p text:style-name="P8">All data is extracted from file and entered into database. Currently there is a bug. Problem is with looking for database in wrong directory I think?</text:p>
          </table:table-cell>
          <table:table-cell table:style-name="Log.C2" office:value-type="string">
            <text:p text:style-name="P6"/>
            <text:p text:style-name="P6">5 hours</text:p>
          </table:table-cell>
        </table:table-row>
        <table:table-row>
          <table:table-cell table:style-name="Log.A2" office:value-type="string">
            <text:p text:style-name="P7"><text:span text:style-name="T1">WEEK 6 - </text:span>29/10/12</text:p>
          </table:table-cell>
          <table:table-cell table:style-name="Log.A2" office:value-type="string">
            <text:p text:style-name="P8">Questionnaire completed that will get some feedback on my designs from relevant users.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5"/>
            <text:p text:style-name="P5"/>
            <text:p text:style-name="P5"/>
            <text:p text:style-name="P5"/>
            <text:p text:style-name="P5">WEEK 7 – <text:span text:style-name="T3">02/11/12</text:span></text:p>
          </table:table-cell>
          <table:table-cell table:style-name="Log.A2" office:value-type="string">
            <text:p text:style-name="P8">Database is populated correctly. There are some minor bugs that shouldn't be much of a problem. Also the design of the main activity has been updated to look more like a script. Next I need to implement the filtering feature. Also look to simplify scrolling (maybe a quick scroll feature like the alphabet when searching through phone contacts?)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>3 hour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0M46S</meta:editing-duration>
    <meta:editing-cycles>34</meta:editing-cycles>
    <meta:generator>OpenOffice.org/3.3$Win32 OpenOffice.org_project/330m20$Build-9567</meta:generator>
    <dc:date>2012-11-02T23:30:29.37</dc:date>
    <dc:creator>Daniel Muir</dc:creator>
    <meta:document-statistic meta:table-count="1" meta:image-count="0" meta:object-count="0" meta:page-count="2" meta:paragraph-count="63" meta:word-count="444" meta:character-count="2617"/>
    <meta:user-defined meta:name="Info 1"/>
    <meta:user-defined meta:name="Info 2"/>
    <meta:user-defined meta:name="Info 3"/>
    <meta:user-defined meta:name="Info 4"/>
  </office:meta>
</office:document-meta>
</file>